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6pt solid #000000" style:direction="ttb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111">
      <style:table-cell-properties fo:border="0.06pt solid #000000" style:shrink-to-fit="tru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6pt solid #000000" style:shrink-to-fit="true"/>
    </style:style>
    <style:style style:name="ce13" style:family="table-cell" style:parent-style-name="Default">
      <style:table-cell-properties style:text-align-source="fix" style:repeat-content="fals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12">
      <style:table-cell-properties fo:border="0.06pt solid #000000"/>
    </style:style>
    <style:style style:name="ce16" style:family="table-cell" style:parent-style-name="Default" style:data-style-name="N112">
      <style:table-cell-properties style:text-align-source="value-type" style:repeat-content="false" fo:border="0.06pt solid #000000" style:vertical-align="middle"/>
      <style:paragraph-properties fo:margin-left="0cm"/>
    </style:style>
    <style:style style:name="ce17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8" style:family="table-cell" style:parent-style-name="Default" style:data-style-name="N112">
      <style:table-cell-properties style:text-align-source="fix" style:repeat-content="false" fo:border="0.06pt solid #000000" style:shrink-to-fit="true"/>
      <style:paragraph-properties fo:text-align="center" fo:margin-left="0cm"/>
    </style:style>
    <style:style style:name="ce19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12">
      <style:table-cell-properties style:text-align-source="fix" style:repeat-content="false" fo:border="0.06pt solid #000000"/>
      <style:paragraph-properties fo:text-align="end" fo:margin-left="0cm"/>
    </style:style>
    <style:style style:name="ce21" style:family="table-cell" style:parent-style-name="Default" style:data-style-name="N112"/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112">
      <style:table-cell-properties style:diagonal-bl-tr="none" style:diagonal-tl-br="none" fo:border="0.06pt solid #000000"/>
    </style:style>
    <style:style style:name="ce26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6pt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6pt solid #000000" fo:border-top="none"/>
    </style:style>
    <style:style style:name="ce29" style:family="table-cell" style:parent-style-name="Default" style:data-style-name="N112">
      <style:table-cell-properties fo:border-bottom="none" fo:border-left="none" fo:border-right="0.06pt solid #000000" fo:border-top="none"/>
    </style:style>
    <style:style style:name="ce30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 calcext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 calcext:value-type="string">
            <text:p>認定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 calcext:value-type="string">
            <text:p>起案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calcext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 calcext:value-type="string">
            <text:p>一般分</text:p>
          </table:table-cell>
          <table:table-cell table:style-name="ce14" office:value-type="string" calcext:value-type="string">
            <text:p>加算額</text:p>
          </table:table-cell>
          <table:table-cell table:style-name="ce24" office:value-type="string" calcext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9">
            <text:p>教 <text:s/>育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基準額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教材代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校給食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交通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習支援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介 <text:s/>護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医 <text:s/>療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 calcext:value-type="string">
            <text:p>調書(2)</text:p>
          </table:table-cell>
          <table:table-cell/>
        </table:table-row>
      </table:table>
      <table:named-expressions>
        <table:named-range table:name="CaseNo" table:base-cell-address="$調書2.$D$2" table:cell-range-address="$調書2.$D$2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ruiTotal" table:base-cell-address="$調書2.$E$19" table:cell-range-address="$調書2.$E$19"/>
        <table:named-range table:name="JyutakuTotal" table:base-cell-address="$調書2.$E$24" table:cell-range-address="$調書2.$E$24"/>
        <table:named-range table:name="KaigoTotal" table:base-cell-address="$調書2.$E$38" table:cell-range-address="$調書2.$E$38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KasanSbt0" table:base-cell-address="$調書2.$G$7" table:cell-range-address="$調書2.$G$7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ianYmd" table:base-cell-address="$調書2.$H$3" table:cell-range-address="$調書2.$H$3"/>
        <table:named-range table:name="Kimatu" table:base-cell-address="$調書2.$E$22" table:cell-range-address="$調書2.$E$22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NinteiYmd" table:base-cell-address="$調書2.$H$2" table:cell-range-address="$調書2.$H$2"/>
        <table:named-range table:name="NiruiTotal" table:base-cell-address="$調書2.$E$20" table:cell-range-address="$調書2.$E$20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eikatuTotal" table:base-cell-address="$調書2.$E$23" table:cell-range-address="$調書2.$E$23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Total" table:base-cell-address="$調書2.$E$49" table:cell-range-address="$調書2.$E$49"/>
        <table:named-range table:name="Touki" table:base-cell-address="$調書2.$E$21" table:cell-range-address="$調書2.$E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">
      <number:number number:decimal-places="0" number:min-integer-digits="1"/>
      <number:text> </number:text>
    </number:number-style>
    <number:number-style style:name="N112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family-asian="TakaoPGothic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00/00/00</text:date>, <text:time style:data-style-name="N2" text:time-value="23:11:33.03874901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LibreOffice/4.3.7.2$Linux_X86_64 LibreOffice_project/430$Build-2</meta:generator>
    <dc:date>2014-03-19T12:14:17.83</dc:date>
    <dc:creator>TANAKA Hidemune</dc:creator>
    <meta:editing-duration>PT1H25M26S</meta:editing-duration>
    <meta:editing-cycles>36</meta:editing-cycles>
    <meta:document-statistic meta:table-count="1" meta:cell-count="48" meta:object-count="0"/>
  </office:meta>
</office:document-meta>
</file>